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1">
      <style:text-properties officeooo:paragraph-rsid="001191f5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a3a3a" loext:opacity="100%" style:font-name="Open Sans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/>
    </style:style>
    <style:style style:name="P4" style:family="paragraph" style:parent-style-name="Text_20_body" style:list-style-name="L2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paragraph-rsid="0012a11f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style:font-weight-asian="normal" style:font-weight-complex="normal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06a02" officeooo:paragraph-rsid="00106a02" style:font-weight-asian="normal" style:font-weight-complex="normal"/>
    </style:style>
    <style:style style:name="P7" style:family="paragraph" style:parent-style-name="Text_20_body" style:list-style-name="L1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139ce" officeooo:paragraph-rsid="001139ce" style:font-weight-asian="normal" style:font-weight-complex="normal"/>
    </style:style>
    <style:style style:name="P8" style:family="paragraph" style:parent-style-name="Text_20_body" style:list-style-name="L2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64576" officeooo:paragraph-rsid="00164576" style:font-weight-asian="normal" style:font-weight-complex="normal"/>
    </style:style>
    <style:style style:name="P9" style:family="paragraph" style:parent-style-name="Text_20_body" style:list-style-name="L2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96456" officeooo:paragraph-rsid="00196456" style:font-weight-asian="normal" style:font-weight-complex="normal"/>
    </style:style>
    <style:style style:name="P10" style:family="paragraph" style:parent-style-name="Text_20_body" style:list-style-name="L2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b0653" officeooo:paragraph-rsid="001b0653" style:font-weight-asian="normal" style:font-weight-complex="normal"/>
    </style:style>
    <style:style style:name="P11" style:family="paragraph" style:parent-style-name="Text_20_body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b0653" officeooo:paragraph-rsid="001b0653" style:font-weight-asian="normal" style:font-weight-complex="normal"/>
    </style:style>
    <style:style style:name="P12" style:family="paragraph" style:parent-style-name="Text_20_body" style:list-style-name="L3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d4e8d" officeooo:paragraph-rsid="001d4e8d" style:font-weight-asian="normal" style:font-weight-complex="normal"/>
    </style:style>
    <style:style style:name="P13" style:family="paragraph" style:parent-style-name="Text_20_body" style:list-style-name="L3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e7d8e" officeooo:paragraph-rsid="001e7d8e" style:font-weight-asian="normal" style:font-weight-complex="normal"/>
    </style:style>
    <style:style style:name="P14" style:family="paragraph" style:parent-style-name="Text_20_body" style:list-style-name="L3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e96cc" officeooo:paragraph-rsid="001e96cc" style:font-weight-asian="normal" style:font-weight-complex="normal"/>
    </style:style>
    <style:style style:name="P15" style:family="paragraph" style:parent-style-name="Text_20_body" style:list-style-name="L3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218d92" officeooo:paragraph-rsid="00218d92" style:font-weight-asian="normal" style:font-weight-complex="normal"/>
    </style:style>
    <style:style style:name="P16" style:family="paragraph" style:parent-style-name="Text_20_body" style:list-style-name="L3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218d92" officeooo:paragraph-rsid="002505e0" style:font-weight-asian="normal" style:font-weight-complex="normal"/>
    </style:style>
    <style:style style:name="P17" style:family="paragraph" style:parent-style-name="Text_20_body" style:list-style-name="L2">
      <style:paragraph-properties fo:orphans="2" fo:widows="2"/>
      <style:text-properties fo:font-variant="normal" fo:text-transform="none" fo:color="#3a3a3a" loext:opacity="100%" style:font-name="Open Sans" fo:font-size="11.25pt" fo:letter-spacing="normal" fo:font-style="normal" fo:font-weight="normal" officeooo:rsid="00164576" officeooo:paragraph-rsid="00164576"/>
    </style:style>
    <style:style style:name="P18" style:family="paragraph" style:parent-style-name="Text_20_body" style:list-style-name="L1">
      <style:paragraph-properties fo:orphans="2" fo:widows="2"/>
      <style:text-properties fo:font-variant="normal" fo:text-transform="none" fo:color="#3a3a3a" loext:opacity="100%" fo:letter-spacing="normal" officeooo:paragraph-rsid="001191f5"/>
    </style:style>
    <style:style style:name="P19" style:family="paragraph" style:parent-style-name="Text_20_body" style:list-style-name="L2">
      <style:paragraph-properties fo:orphans="2" fo:widows="2"/>
      <style:text-properties fo:font-variant="normal" fo:text-transform="none" fo:color="#3a3a3a" loext:opacity="100%" fo:letter-spacing="normal" officeooo:paragraph-rsid="0012a11f"/>
    </style:style>
    <style:style style:name="P20" style:family="paragraph" style:parent-style-name="Text_20_body" style:list-style-name="L2">
      <style:paragraph-properties fo:orphans="2" fo:widows="2"/>
      <style:text-properties fo:font-variant="normal" fo:text-transform="none" fo:color="#3a3a3a" loext:opacity="100%" fo:letter-spacing="normal" officeooo:rsid="0014a1bb" officeooo:paragraph-rsid="00164576"/>
    </style:style>
    <style:style style:name="P21" style:family="paragraph" style:parent-style-name="Text_20_body" style:list-style-name="L2">
      <style:paragraph-properties fo:orphans="2" fo:widows="2"/>
      <style:text-properties fo:font-variant="normal" fo:text-transform="none" fo:color="#3a3a3a" loext:opacity="100%" fo:letter-spacing="normal" officeooo:rsid="00164576" officeooo:paragraph-rsid="00164576"/>
    </style:style>
    <style:style style:name="P22" style:family="paragraph" style:parent-style-name="Text_20_body" style:list-style-name="L1">
      <style:paragraph-properties fo:orphans="2" fo:widows="2"/>
      <style:text-properties officeooo:paragraph-rsid="001191f5"/>
    </style:style>
    <style:style style:name="P23" style:family="paragraph" style:parent-style-name="Text_20_body" style:list-style-name="L3">
      <style:paragraph-properties fo:orphans="2" fo:widows="2"/>
    </style:style>
    <style:style style:name="P24" style:family="paragraph" style:parent-style-name="Text_20_body" style:list-style-name="L3">
      <style:paragraph-properties fo:orphans="2" fo:widows="2"/>
      <style:text-properties officeooo:paragraph-rsid="001d4e8d"/>
    </style:style>
    <style:style style:name="P25" style:family="paragraph" style:parent-style-name="Text_20_body">
      <style:text-properties officeooo:paragraph-rsid="001191f5"/>
    </style:style>
    <style:style style:name="P26" style:family="paragraph" style:parent-style-name="Text_20_body" style:list-style-name="L3">
      <style:paragraph-properties fo:orphans="2" fo:widows="2"/>
      <style:text-properties officeooo:rsid="001d4e8d" officeooo:paragraph-rsid="001d4e8d"/>
    </style:style>
    <style:style style:name="P27" style:family="paragraph" style:parent-style-name="Text_20_body" style:list-style-name="L3">
      <style:paragraph-properties fo:orphans="2" fo:widows="2"/>
      <style:text-properties fo:font-weight="bold" officeooo:rsid="001d4e8d" officeooo:paragraph-rsid="001d4e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e872" style:font-weight-asian="bold" style:font-weight-complex="bold"/>
    </style:style>
    <style:style style:name="T3" style:family="text">
      <style:text-properties fo:font-weight="bold" officeooo:rsid="00106a02" style:font-weight-asian="bold" style:font-weight-complex="bold"/>
    </style:style>
    <style:style style:name="T4" style:family="text">
      <style:text-properties fo:font-weight="bold" officeooo:rsid="00188673" style:font-weight-asian="bold" style:font-weight-complex="bold"/>
    </style:style>
    <style:style style:name="T5" style:family="text">
      <style:text-properties fo:font-weight="bold" officeooo:rsid="00177aea" style:font-weight-asian="bold" style:font-weight-complex="bold"/>
    </style:style>
    <style:style style:name="T6" style:family="text">
      <style:text-properties fo:font-weight="bold" officeooo:rsid="00177aea" style:font-weight-asian="normal" style:font-weight-complex="normal"/>
    </style:style>
    <style:style style:name="T7" style:family="text">
      <style:text-properties style:font-weight-asian="normal" style:font-weight-complex="normal"/>
    </style:style>
    <style:style style:name="T8" style:family="text">
      <style:text-properties officeooo:rsid="000fa682" style:font-weight-asian="normal" style:font-weight-complex="normal"/>
    </style:style>
    <style:style style:name="T9" style:family="text">
      <style:text-properties officeooo:rsid="0012a11f" style:font-weight-asian="normal" style:font-weight-complex="normal"/>
    </style:style>
    <style:style style:name="T10" style:family="text">
      <style:text-properties officeooo:rsid="000fe872"/>
    </style:style>
    <style:style style:name="T11" style:family="text">
      <style:text-properties officeooo:rsid="00106a02"/>
    </style:style>
    <style:style style:name="T12" style:family="text">
      <style:text-properties officeooo:rsid="001191f5"/>
    </style:style>
    <style:style style:name="T13" style:family="text">
      <style:text-properties style:font-name="Open Sans" fo:font-size="11.25pt" fo:font-style="normal" fo:font-weight="normal" style:font-weight-asian="normal" style:font-weight-complex="normal"/>
    </style:style>
    <style:style style:name="T14" style:family="text">
      <style:text-properties style:font-name="Open Sans" fo:font-size="11.25pt" fo:font-style="normal" fo:font-weight="normal" officeooo:rsid="001139ce" style:font-weight-asian="normal" style:font-weight-complex="normal"/>
    </style:style>
    <style:style style:name="T15" style:family="text">
      <style:text-properties style:font-name="Open Sans" fo:font-size="11.25pt" fo:font-style="normal" fo:font-weight="bold" style:font-weight-asian="bold" style:font-weight-complex="bold"/>
    </style:style>
    <style:style style:name="T16" style:family="text">
      <style:text-properties style:font-name="Open Sans" fo:font-size="11.25pt" fo:font-style="normal" fo:font-weight="bold" officeooo:rsid="001191f5" style:font-weight-asian="bold" style:font-weight-complex="bold"/>
    </style:style>
    <style:style style:name="T17" style:family="text">
      <style:text-properties fo:font-variant="normal" fo:text-transform="none" fo:color="#3a3a3a" loext:opacity="100%" style:font-name="Open Sans" fo:font-size="11.25pt" fo:letter-spacing="normal" fo:font-style="normal"/>
    </style:style>
    <style:style style:name="T18" style:family="text">
      <style:text-properties fo:font-variant="normal" fo:text-transform="none" fo:color="#3a3a3a" loext:opacity="100%" style:font-name="Open Sans" fo:font-size="11.25pt" fo:letter-spacing="normal" fo:font-style="normal" fo:font-weight="normal"/>
    </style:style>
    <style:style style:name="T19" style:family="text">
      <style:text-properties fo:font-variant="normal" fo:text-transform="none" fo:color="#3a3a3a" loext:opacity="100%" style:font-name="Open Sans" fo:font-size="11.2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3a3a3a" loext:opacity="100%" style:font-name="Open Sans" fo:font-size="11.25pt" fo:letter-spacing="normal" fo:font-style="normal" fo:font-weight="normal" officeooo:rsid="001191f5" style:font-weight-asian="normal" style:font-weight-complex="normal"/>
    </style:style>
    <style:style style:name="T21" style:family="text">
      <style:text-properties fo:font-variant="normal" fo:text-transform="none" fo:color="#3a3a3a" loext:opacity="100%" style:font-name="Open Sans" fo:font-size="11.25pt" fo:letter-spacing="normal" fo:font-style="normal" fo:font-weight="normal" officeooo:rsid="001d4e8d"/>
    </style:style>
    <style:style style:name="T22" style:family="text">
      <style:text-properties fo:font-variant="normal" fo:text-transform="none" fo:color="#3a3a3a" loext:opacity="100%" style:font-name="Open Sans" fo:font-size="11.25pt" fo:letter-spacing="normal" fo:font-style="normal" fo:font-weight="bold" style:font-weight-asian="bold" style:font-weight-complex="bold"/>
    </style:style>
    <style:style style:name="T23" style:family="text">
      <style:text-properties officeooo:rsid="00177aea"/>
    </style:style>
    <style:style style:name="T24" style:family="text">
      <style:text-properties officeooo:rsid="00200c97"/>
    </style:style>
    <style:style style:name="T25" style:family="text">
      <style:text-properties officeooo:rsid="0023a058"/>
    </style:style>
    <style:style style:name="T26" style:family="text">
      <style:text-properties officeooo:rsid="002505e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CN MCQ’s</text:p>
      <text:p text:style-name="P2"/>
      <text:h text:style-name="Heading_20_1" text:outline-level="1"><text:span text:style-name="T12">Basics-1 </text:span></text:h>
      <text:p text:style-name="Text_20_body"/>
      <text:list xml:id="list1595900113" text:style-name="L1">
        <text:list-item>
          <text:p text:style-name="P3">The IETF standards documents are called <text:span text:style-name="T1">RFC </text:span><text:span text:style-name="T8">(Request For Comments)</text:span></text:p>
        </text:list-item>
        <text:list-item>
          <text:p text:style-name="P3"><text:span text:style-name="T8">In the layer hierarchy as the data packet moves from the upper to the lower layers, headers are </text:span><text:span text:style-name="T2">added.</text:span></text:p>
        </text:list-item>
        <text:list-item>
          <text:p text:style-name="P5"><text:span text:style-name="T10">The structure or format of data is called</text:span><text:span text:style-name="T2"> </text:span><text:span text:style-name="T3">syntax.</text:span></text:p>
        </text:list-item>
        <text:list-item>
          <text:p text:style-name="P5">Communication between a computer and a keyboard involves <text:span text:style-name="T3">Simplex</text:span><text:span text:style-name="T1"> transmission.</text:span></text:p>
        </text:list-item>
        <text:list-item>
          <text:p text:style-name="P5">The first Network was called <text:span text:style-name="T3">ARPANET. </text:span><text:span text:style-name="T11">(Advance Research Project Agency Networks )</text:span></text:p>
        </text:list-item>
        <text:list-item>
          <text:p text:style-name="P6">A <text:span text:style-name="T1">medium </text:span>is the physical path over which message travels.</text:p>
        </text:list-item>
        <text:list-item>
          <text:p text:style-name="P7"><text:span text:style-name="T1">Switch is not </text:span>network-edge device.</text:p>
        </text:list-item>
        <text:list-item>
          <text:p text:style-name="P7"><text:span text:style-name="T1">Switch </text:span>is a <text:span text:style-name="T1">centeral device </text:span>which can be used to manage the network communication.</text:p>
        </text:list-item>
        <text:list-item>
          <text:p text:style-name="P7">A <text:span text:style-name="T1">Protocols </text:span>set of rules that governs data communication.</text:p>
        </text:list-item>
        <text:list-item>
          <text:p text:style-name="P18"><text:span text:style-name="T14">Three or more devices share a link in </text:span><text:span text:style-name="T16">Multipont </text:span><text:span text:style-name="T14">connection.</text:span></text:p>
          <text:p text:style-name="P22"><text:span text:style-name="T20">(</text:span><text:span text:style-name="T18">multipoint communication is established when three or many network nodes are connected to each other. Frame relay, Ethernet and ATM are some examples of multipoint connections.</text:span><text:span text:style-name="T20">)</text:span></text:p>
        </text:list-item>
      </text:list>
      <text:h text:style-name="P1" text:outline-level="1"><text:span text:style-name="T12">Basics-2</text:span></text:h>
      <text:p text:style-name="P25"/>
      <text:list xml:id="list2382523783" text:style-name="L2">
        <text:list-item>
          <text:p text:style-name="P4"><text:span text:style-name="T9">When collection of various computers seems a single coherent system to its client, then it is called </text:span><text:span text:style-name="T1">distributed system.</text:span></text:p>
        </text:list-item>
        <text:list-item>
          <text:p text:style-name="P19"><text:span text:style-name="T13">Two devices are in network if</text:span><text:span text:style-name="T15"> process in one device is able to exchange information with a process in another device.</text:span></text:p>
        </text:list-item>
        <text:list-item>
          <text:p text:style-name="P20"><text:span text:style-name="T15">Overlay Network </text:span><text:span text:style-name="T13">is build on the top of the another network.</text:span></text:p>
          <text:p text:style-name="P20"><text:span text:style-name="T13">Some examples of an overlay network are Virtual Private Networks (VPN) and Peer-to-Peer Networks (P2P).</text:span></text:p>
        </text:list-item>
        <text:list-item>
          <text:p text:style-name="P21"><text:span text:style-name="T13">In computer networks nodes are the computer that </text:span><text:span text:style-name="T15">originates the data, routes the data, terminates the data.</text:span></text:p>
        </text:list-item>
        <text:list-item>
          <text:p text:style-name="P17"><text:soft-page-break/><text:span text:style-name="T7">Communication channel is shared by all the machines on the network in</text:span><text:span text:style-name="T1"> </text:span><text:span text:style-name="T6">boradcast network.</text:span></text:p>
        </text:list-item>
        <text:list-item>
          <text:p text:style-name="P8"><text:span text:style-name="T5">Bluetooth </text:span><text:span text:style-name="T23">is an example of </text:span><text:span text:style-name="T4">personal area network.</text:span></text:p>
        </text:list-item>
        <text:list-item>
          <text:p text:style-name="P8">A <text:span text:style-name="T4">router </text:span>is a device that forwards packets between networks by processing the routing information included in the packet.</text:p>
        </text:list-item>
        <text:list-item>
          <text:p text:style-name="P8">A list of protocols used by a system, one protocol per layer, is called <text:span text:style-name="T4">protocol-stack.</text:span></text:p>
        </text:list-item>
        <text:list-item>
          <text:p text:style-name="P9"><text:span text:style-name="T4">N</text:span><text:span text:style-name="T1">etwork congestion </text:span>occures in case of <text:s/><text:span text:style-name="T1">traffic overloading.</text:span></text:p>
        </text:list-item>
        <text:list-item>
          <text:p text:style-name="P10"><text:span text:style-name="T1">Virtual Private Nework </text:span>extends a private networks across public networks.</text:p>
        </text:list-item>
      </text:list>
      <text:p text:style-name="P11"/>
      <text:h text:style-name="Heading_20_1" text:outline-level="1">Basics-3</text:h>
      <text:list xml:id="list766993647" text:style-name="L3">
        <text:list-item>
          <text:p text:style-name="P23"><text:span text:style-name="T21">A</text:span><text:span text:style-name="T18"> constituent of residential telephone line : </text:span></text:p>
          <text:list>
            <text:list-item>
              <text:p text:style-name="P26"><text:span text:style-name="T18">A high speed down-stream channel </text:span></text:p>
            </text:list-item>
            <text:list-item>
              <text:p text:style-name="P26"><text:span text:style-name="T18">A medium speed down-stream channel </text:span></text:p>
            </text:list-item>
            <text:list-item>
              <text:p text:style-name="P24"><text:span text:style-name="T21">A ultra speed down-stram channel</text:span></text:p>
            </text:list-item>
          </text:list>
        </text:list-item>
        <text:list-item>
          <text:p text:style-name="P26"><text:span text:style-name="T22">Services </text:span><text:span text:style-name="T18">provided by </text:span><text:span text:style-name="T22">Digital Subscriber Line (DSL) </text:span><text:span text:style-name="T19">is </text:span></text:p>
          <text:list>
            <text:list-item>
              <text:p text:style-name="P27"><text:span text:style-name="T17">Wired Phone access </text:span></text:p>
            </text:list-item>
            <text:list-item>
              <text:p text:style-name="P27"><text:span text:style-name="T17">ISP </text:span></text:p>
            </text:list-item>
          </text:list>
        </text:list-item>
        <text:list-item>
          <text:p text:style-name="P12">The function of <text:span text:style-name="T1">DSLAM </text:span>(Digital Subscriber Line Access Multiplexer)is to convert the <text:span text:style-name="T1">analog signal into digital signals.</text:span> </text:p>
        </text:list-item>
        <text:list-item>
          <text:p text:style-name="P13">CMTS stands for <text:span text:style-name="T1">Cable Moden Termination System </text:span>which is not associated with the DSL.</text:p>
        </text:list-item>
        <text:list-item>
          <text:p text:style-name="P14">HFC (Hybrid Fibre Co-axial Cable) <text:span text:style-name="T24">is conbination of Optical cable and Co-axial cable, it stronger than optical fibre and faster than co-axial cable.</text:span></text:p>
        </text:list-item>
        <text:list-item>
          <text:p text:style-name="P15">\</text:p>
        </text:list-item>
        <text:list-item>
          <text:p text:style-name="P15">Nano Satellite <text:s/>: </text:p>
          <text:list>
            <text:list-item>
              <text:p text:style-name="P15">AI Predication </text:p>
            </text:list-item>
            <text:list-item>
              <text:p text:style-name="P16">AI model that predict the windflow, temp,humidity, with the help of nano-sattelite.</text:p>
              <text:p text:style-name="P16"><text:span text:style-name="T26">* Thermal Images </text:span></text:p>
              <text:p text:style-name="P16"><text:span text:style-name="T26">* 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20:32:53.651695974</meta:creation-date>
    <dc:date>2023-04-05T22:08:55.763510014</dc:date>
    <meta:editing-duration>PT55M11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440" meta:character-count="2642" meta:non-whitespace-character-count="2263"/>
  </office:meta>
</office:document-meta>
</file>